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2" svg:font-family="'Courier New'" style:font-adornments="Bold" style:font-pitch="variable"/>
    <style:font-face style:name="Courier New1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14pt" officeooo:rsid="002e675c" officeooo:paragraph-rsid="002e675c" style:font-size-asian="14pt" style:font-size-complex="14pt"/>
    </style:style>
    <style:style style:name="P2" style:family="paragraph" style:parent-style-name="Heading_20_3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ourier New" fo:font-size="14pt" officeooo:rsid="002e675c" style:font-size-asian="14pt" style:font-size-complex="14pt"/>
    </style:style>
    <style:style style:name="P4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3030d1"/>
    </style:style>
    <style:style style:name="T2" style:family="text">
      <style:text-properties officeooo:rsid="0032cf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 Don’t Want To Miss A Thing</text:h>
      <text:p text:style-name="Heading_20_2">(<text:span text:style-name="T2">Aerosmith</text:span>)</text:p>
      <text:p text:style-name="Heading_20_3">[VERSE 1]</text:p>
      <text:p text:style-name="P3"><text:s text:c="8"/>D <text:s text:c="9"/>A <text:s text:c="15"/>Bm</text:p>
      <text:p text:style-name="P3">I could stay awake just to hear you breathing</text:p>
      <text:p text:style-name="P3"><text:s text:c="10"/>G <text:s text:c="18"/>D <text:s text:c="6"/></text:p>
      <text:p text:style-name="P3">Watch you smile while you are sleeping </text:p>
      <text:p text:style-name="P3"><text:s text:c="11"/>Em <text:s text:c="6"/>A</text:p>
      <text:p text:style-name="P3">while your far away dreaming</text:p>
      <text:p text:style-name="P3"><text:s text:c="8"/>D <text:s text:c="12"/>A <text:s text:c="15"/>Bm</text:p>
      <text:p text:style-name="P3">I could spend my life in this sweet surrender</text:p>
      <text:p text:style-name="P3"><text:s text:c="8"/>G <text:s text:c="16"/>D <text:s text:c="8"/>Em <text:s text:c="2"/>A</text:p>
      <text:p text:style-name="P3">I could stay lost in this moment forever</text:p>
      <text:p text:style-name="P3"><text:s text:c="13"/>A <text:s text:c="9"/>G <text:s text:c="16"/>D <text:s text:c="2"/>A <text:s text:c="5"/>D</text:p>
      <text:p text:style-name="P3">Every moment spent with you is a moment I treasure</text:p>
      <text:p text:style-name="Heading_20_3">[CHORUS]</text:p>
      <text:p text:style-name="P3"><text:s text:c="16"/>A <text:s text:c="15"/>Em</text:p>
      <text:p text:style-name="P3">I don't want to close my eyes</text:p>
      <text:p text:style-name="P3"><text:s text:c="40"/>Bm</text:p>
      <text:p text:style-name="P3">I don't want to fall asleep 'cause I'd miss you baby</text:p>
      <text:p text:style-name="P3"><text:s text:c="7"/>G <text:s text:c="20"/>D</text:p>
      <text:p text:style-name="P3">and I don't want to miss a thing</text:p>
      <text:p text:style-name="P3"><text:s text:c="21"/>A <text:s text:c="11"/>Em</text:p>
      <text:p text:style-name="P3">'cause even when I dream of you</text:p>
      <text:p text:style-name="P3"><text:s text:c="44"/>Bm</text:p>
      <text:p text:style-name="P3">the sweetest dream will never do I'd still miss you baby</text:p>
      <text:p text:style-name="P3"><text:s text:c="8"/>G <text:s text:c="19"/>D</text:p>
      <text:p text:style-name="P3">and I don't want to miss a thing</text:p>
      <text:p text:style-name="Heading_20_3">[VERSE 2]</text:p>
      <text:p text:style-name="P3"><text:s text:c="6"/>D <text:s text:c="13"/>A <text:s text:c="14"/>Bm</text:p>
      <text:p text:style-name="P3">Lying close to you feeling your heart beating</text:p>
      <text:p text:style-name="P3"><text:s text:c="10"/>G <text:s text:c="18"/>D</text:p>
      <text:p text:style-name="P3">and I'm wonderin what you're dreaming</text:p>
      <text:p text:style-name="P3"><text:s text:c="9"/>Em <text:s text:c="15"/>A</text:p>
      <text:p text:style-name="P3">wonderin if it's me you're seein</text:p>
      <text:p text:style-name="P3"><text:s text:c="8"/>D <text:s text:c="16"/>A <text:s text:c="18"/>Bm</text:p>
      <text:p text:style-name="P3">Then I kiss your eyes and thank God we're together</text:p>
      <text:p text:style-name="P3"><text:s text:c="16"/>A <text:s text:c="8"/>D <text:s text:c="18"/>A</text:p>
      <text:p text:style-name="P3">I just want to stay with you in this moment forever</text:p>
      <text:p text:style-name="P3"><text:s text:c="21"/>D</text:p>
      <text:p text:style-name="P3">forever and ever</text:p>
      <text:p text:style-name="Heading_20_3"><text:soft-page-break/>[CHORUS]</text:p>
      <text:p text:style-name="P3"><text:s text:c="16"/>A <text:s text:c="15"/>Em</text:p>
      <text:p text:style-name="P3">I don't want to close my eyes</text:p>
      <text:p text:style-name="P3"><text:s text:c="40"/>Bm</text:p>
      <text:p text:style-name="P3">I don't want to fall asleep 'cause I'd miss you baby</text:p>
      <text:p text:style-name="P3"><text:s text:c="7"/>G <text:s text:c="20"/>D</text:p>
      <text:p text:style-name="P3">and I don't want to miss a thing</text:p>
      <text:p text:style-name="P3"><text:s text:c="21"/>A <text:s text:c="11"/>Em</text:p>
      <text:p text:style-name="P3">'cause even when I dream of you</text:p>
      <text:p text:style-name="P3"><text:s text:c="44"/>Bm</text:p>
      <text:p text:style-name="P3">the sweetest dream will never do I'd still miss you baby</text:p>
      <text:p text:style-name="P3"><text:s text:c="8"/>G <text:s text:c="19"/>D</text:p>
      <text:p text:style-name="P3">and I don't want to miss a thing</text:p>
      <text:p text:style-name="Heading_20_3">[BRIDGE]</text:p>
      <text:p text:style-name="P3">D <text:s text:c="14"/>C</text:p>
      <text:p text:style-name="P3">I don't want to miss one smile</text:p>
      <text:p text:style-name="P3"><text:s text:c="16"/>G</text:p>
      <text:p text:style-name="P3">I don't want to miss one kiss</text:p>
      <text:p text:style-name="P3"><text:s text:c="15"/>Dm <text:s text:c="30"/>F</text:p>
      <text:p text:style-name="P3">I just want to be with you right here with you just like this</text:p>
      <text:p text:style-name="P3"><text:s text:c="16"/>C</text:p>
      <text:p text:style-name="P3">I just want to hold you close</text:p>
      <text:p text:style-name="P3"><text:s text:c="20"/>G</text:p>
      <text:p text:style-name="P3">feel your heart so close to mine</text:p>
      <text:p text:style-name="P3"><text:s text:c="10"/>Dm <text:s text:c="33"/>A</text:p>
      <text:p text:style-name="P3">and just stay here in this moment for all the rest of time</text:p>
      <text:p text:style-name="P3"><text:s text:c="26"/>D</text:p>
      <text:p text:style-name="P3">yeah, yeah, yeah.....</text:p>
      <text:p text:style-name="Heading_20_3">[CHORUS]</text:p>
      <text:p text:style-name="P3"><text:s text:c="16"/>A <text:s text:c="15"/>Em</text:p>
      <text:p text:style-name="P3">I don't want to close my eyes</text:p>
      <text:p text:style-name="P3"><text:s text:c="40"/>Bm</text:p>
      <text:p text:style-name="P3">I don't want to fall asleep 'cause I'd miss you baby</text:p>
      <text:p text:style-name="P3"><text:s text:c="7"/>G <text:s text:c="20"/>D</text:p>
      <text:p text:style-name="P3">and I don't want to miss a thing</text:p>
      <text:p text:style-name="P3"><text:s text:c="21"/>A <text:s text:c="11"/>Em</text:p>
      <text:p text:style-name="P3">'cause even when I dream of you</text:p>
      <text:p text:style-name="P3"><text:s text:c="44"/>Bm</text:p>
      <text:p text:style-name="P3">the sweetest dream will never do I'd still miss you baby</text:p>
      <text:p text:style-name="P3"><text:s text:c="8"/>G <text:s text:c="19"/>D</text:p>
      <text:p text:style-name="P3">and I don't want to miss a 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2" svg:font-family="'Courier New'" style:font-adornments="Bold" style:font-pitch="variable"/>
    <style:font-face style:name="Courier New1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1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2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1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2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9M59S</meta:editing-duration>
    <meta:editing-cycles>36</meta:editing-cycles>
    <meta:generator>LibreOffice/6.0.1.1$MacOSX_X86_64 LibreOffice_project/60bfb1526849283ce2491346ed2aa51c465abfe6</meta:generator>
    <dc:title>Lyrics + Chords</dc:title>
    <dc:date>2018-06-26T11:22:53.365180831</dc:date>
    <meta:document-statistic meta:table-count="0" meta:image-count="0" meta:object-count="0" meta:page-count="2" meta:paragraph-count="82" meta:word-count="395" meta:character-count="2824" meta:non-whitespace-character-count="133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